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7d1d5" draw:textarea-horizontal-align="justify" draw:textarea-vertical-align="middle" draw:auto-grow-height="false" fo:min-height="0.55cm" fo:min-width="3cm"/>
      <style:paragraph-properties style:writing-mode="lr-tb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0.6cm" fo:min-width="1.69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7cm" fo:min-width="1.3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1.76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4cm" fo:min-width="1.41cm"/>
      <style:paragraph-properties style:writing-mode="lr-tb"/>
    </style:style>
    <style:style style:name="gr6" style:family="graphic" style:parent-style-name="standard">
      <style:graphic-properties draw:fill-color="#f7d1d5" draw:textarea-horizontal-align="justify" draw:textarea-vertical-align="middle" draw:auto-grow-height="false" fo:min-height="0.55cm" fo:min-width="2.8cm"/>
      <style:paragraph-properties style:writing-mode="lr-tb"/>
    </style:style>
    <style:style style:name="gr7" style:family="graphic" style:parent-style-name="standard">
      <style:graphic-properties svg:stroke-color="#b2b2b2" draw:fill-color="#b2b2b2" draw:opacity="99%" draw:textarea-horizontal-align="justify" draw:textarea-vertical-align="middle" draw:auto-grow-height="false" fo:min-height="0.388cm" fo:min-width="1.55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28cm" fo:min-width="1.4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28cm" fo:min-width="1.904cm"/>
      <style:paragraph-properties style:writing-mode="lr-tb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1.024cm" fo:min-width="2.82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64cm" fo:min-width="2.046cm"/>
      <style:paragraph-properties style:writing-mode="lr-tb"/>
    </style:style>
    <style:style style:name="gr12" style:family="graphic" style:parent-style-name="standard">
      <style:graphic-properties draw:fill-color="#f7d1d5" draw:textarea-horizontal-align="justify" draw:textarea-vertical-align="middle" draw:auto-grow-height="false" fo:min-height="7.15cm" fo:min-width="0.9cm"/>
      <style:paragraph-properties style:writing-mode="lr-tb"/>
    </style:style>
    <style:style style:name="gr13" style:family="graphic" style:parent-style-name="standard">
      <style:graphic-properties draw:fill-color="#f7d1d5" draw:textarea-horizontal-align="justify" draw:textarea-vertical-align="middle" draw:auto-grow-height="false" fo:min-height="0.75cm" fo:min-width="5.1cm"/>
      <style:paragraph-properties style:writing-mode="lr-tb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528cm" fo:min-width="3.46cm"/>
      <style:paragraph-properties style:writing-mode="lr-tb"/>
    </style:style>
    <style:style style:name="gr15" style:family="graphic" style:parent-style-name="standard">
      <style:graphic-properties draw:fill-color="#f7d1d5" draw:textarea-horizontal-align="justify" draw:textarea-vertical-align="middle" draw:auto-grow-height="false" fo:min-height="0.75cm" fo:min-width="3.7cm"/>
      <style:paragraph-properties style:writing-mode="lr-tb"/>
    </style:style>
    <style:style style:name="gr16" style:family="graphic" style:parent-style-name="standard">
      <style:graphic-properties draw:fill-color="#b2b2b2" draw:textarea-horizontal-align="justify" draw:textarea-vertical-align="middle" draw:auto-grow-height="false" fo:min-height="0.662cm" fo:min-width="1.90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24cm" fo:min-width="1.4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804cm" fo:min-width="1.76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952cm" fo:min-width="1.62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4cm" fo:min-width="1.198cm"/>
      <style:paragraph-properties style:writing-mode="lr-tb"/>
    </style:style>
    <style:style style:name="gr21" style:family="graphic" style:parent-style-name="standard">
      <style:graphic-properties draw:fill-color="#f7d1d5" draw:textarea-horizontal-align="justify" draw:textarea-vertical-align="middle" draw:auto-grow-height="false" fo:min-height="0.839cm" fo:min-width="3.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4cm" fo:min-width="1.622cm"/>
      <style:paragraph-properties style:writing-mode="lr-tb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 fo:min-height="0.6cm" fo:min-width="1.76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6cm" fo:min-width="2.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024cm" fo:min-width="1.268cm"/>
      <style:paragraph-properties style:writing-mode="lr-tb"/>
    </style:style>
    <style:style style:name="gr26" style:family="graphic" style:parent-style-name="objectwithoutfill">
      <style:graphic-properties draw:fill="solid" draw:textarea-vertical-align="middle"/>
    </style:style>
    <style:style style:name="gr27" style:family="graphic" style:parent-style-name="standard">
      <style:graphic-properties draw:fill-color="#ff7b59" draw:textarea-horizontal-align="justify" draw:textarea-vertical-align="middle" draw:auto-grow-height="false" fo:min-height="0.7cm" fo:min-width="1.3cm"/>
      <style:paragraph-properties style:writing-mode="lr-tb"/>
    </style:style>
    <style:style style:name="gr28" style:family="graphic" style:parent-style-name="standard">
      <style:graphic-properties draw:fill-color="#ff7b59" draw:textarea-horizontal-align="justify" draw:textarea-vertical-align="middle" draw:auto-grow-height="false" fo:min-height="0.45cm" fo:min-width="1.95cm"/>
      <style:paragraph-properties style:writing-mode="lr-tb"/>
    </style:style>
    <style:style style:name="gr29" style:family="graphic" style:parent-style-name="standard">
      <style:graphic-properties draw:fill-color="#ff7b59" draw:textarea-horizontal-align="justify" draw:textarea-vertical-align="middle" draw:auto-grow-height="false" fo:min-height="0.85cm" fo:min-width="1.65cm"/>
      <style:paragraph-properties style:writing-mode="lr-tb"/>
    </style:style>
    <style:style style:name="gr30" style:family="graphic" style:parent-style-name="standard">
      <style:graphic-properties draw:fill-color="#ff7b59" draw:textarea-horizontal-align="justify" draw:textarea-vertical-align="middle" draw:auto-grow-height="false" fo:min-height="0.45cm" fo:min-width="1.65cm"/>
      <style:paragraph-properties style:writing-mode="lr-tb"/>
    </style:style>
    <style:style style:name="gr31" style:family="graphic" style:parent-style-name="standard">
      <style:graphic-properties draw:fill-color="#ff7b59" draw:textarea-horizontal-align="justify" draw:textarea-vertical-align="middle" draw:auto-grow-height="false" fo:min-height="0.4cm" fo:min-width="0.85cm"/>
      <style:paragraph-properties style:writing-mode="lr-tb"/>
    </style:style>
    <style:style style:name="P1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" style:family="paragraph">
      <loext:graphic-properties draw:fill-color="#f7d1d5"/>
      <style:paragraph-properties fo:text-align="center"/>
      <style:text-properties style:font-name="Times New Roman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f7d1d5"/>
      <style:paragraph-properties fo:text-align="center"/>
    </style:style>
    <style:style style:name="P6" style:family="paragraph">
      <loext:graphic-properties draw:fill-color="#b2b2b2" draw:opacity="99%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7b59"/>
      <style:paragraph-properties fo:text-align="center"/>
    </style:style>
    <style:style style:name="P10" style:family="paragraph">
      <loext:graphic-properties draw:fill="solid"/>
      <style:paragraph-properties fo:margin-left="0cm" fo:margin-right="1.1cm" fo:text-align="center" fo:text-indent="1.1cm"/>
    </style:style>
    <style:style style:name="T1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cm" svg:height="0.8cm" svg:x="4.7cm" svg:y="3.3cm">
          <text:p text:style-name="P1"><text:span text:style-name="T1">Petuga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1cm" svg:height="1.2cm" svg:x="4.9cm" svg:y="1.2cm">
          <text:p text:style-name="P3">id_petug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2.6cm" svg:height="1.3cm" svg:x="1.4cm" svg:y="1.7cm">
          <text:p text:style-name="P3">alam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" draw:id="id5" draw:layer="layout" svg:width="3.2cm" svg:height="1.2cm" svg:x="1.1cm" svg:y="4.4cm">
          <text:p text:style-name="P3">n_petug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2.7cm" svg:height="1.8cm" svg:x="9.1cm" svg:y="1.6cm">
          <text:p text:style-name="P3">jam_ja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7" draw:id="id7" draw:layer="layout" svg:width="3.3cm" svg:height="0.8cm" svg:x="18.5cm" svg:y="3.7cm">
          <text:p text:style-name="P3">ruang</text:p>
          <draw:enhanced-geometry svg:viewBox="0 0 21600 21600" draw:type="rectangle" draw:enhanced-path="M 0 0 L 21600 0 21600 21600 0 21600 0 0 Z N"/>
        </draw:custom-shape>
        <draw:custom-shape draw:style-name="gr7" draw:text-style-name="P6" xml:id="id8" draw:id="id8" draw:layer="layout" svg:width="2.9cm" svg:height="0.9cm" svg:x="18.9cm" svg:y="1.2cm">
          <text:p text:style-name="P3">id_ru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" draw:id="id6" draw:layer="layout" svg:width="2.8cm" svg:height="1.1cm" svg:x="15.6cm" svg:y="1.8cm">
          <text:p text:style-name="P3">n_ru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9" draw:id="id9" draw:layer="layout" svg:width="3.4cm" svg:height="1.1cm" svg:x="22.2cm" svg:y="2.2cm">
          <text:p text:style-name="P3">n_ged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25" draw:id="id25" draw:layer="layout" svg:width="4.7cm" svg:height="1.8cm" svg:x="22.3cm" svg:y="5.4cm">
          <text:p text:style-name="P3">id_pembayar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3" draw:id="id23" draw:layer="layout" svg:width="3.6cm" svg:height="2cm" svg:x="23.3cm" svg:y="10.1cm">
          <text:p text:style-name="P3">jmlh_har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24" draw:id="id24" draw:layer="layout" svg:width="1.4cm" svg:height="7.4cm" svg:x="19.9cm" svg:y="5.3cm">
          <text:p text:style-name="P3">P</text:p>
          <text:p text:style-name="P3">E</text:p>
          <text:p text:style-name="P3">M</text:p>
          <text:p text:style-name="P3">B</text:p>
          <text:p text:style-name="P3">A</text:p>
          <text:p text:style-name="P3">Y</text:p>
          <text:p text:style-name="P3">A</text:p>
          <text:p text:style-name="P3">R</text:p>
          <text:p text:style-name="P3">A</text:p>
          <text:p text:style-name="P3">N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5" xml:id="id22" draw:id="id22" draw:layer="layout" svg:width="5.6cm" svg:height="1cm" svg:x="19.8cm" svg:y="15.3cm">
          <text:p text:style-name="P3">rawat_inap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4" xml:id="id21" draw:id="id21" draw:layer="layout" svg:width="5.6cm" svg:height="1.1cm" svg:x="20.5cm" svg:y="19cm">
          <text:p text:style-name="P3">id_rawat_in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xml:id="id16" draw:id="id16" draw:layer="layout" svg:width="4.2cm" svg:height="1cm" svg:x="11.3cm" svg:y="11.6cm">
          <text:p text:style-name="P3">pasien</text:p>
          <draw:enhanced-geometry svg:viewBox="0 0 21600 21600" draw:type="rectangle" draw:enhanced-path="M 0 0 L 21600 0 21600 21600 0 21600 0 0 Z N"/>
        </draw:custom-shape>
        <draw:custom-shape draw:style-name="gr16" draw:text-style-name="P4" xml:id="id19" draw:id="id19" draw:layer="layout" svg:width="3.4cm" svg:height="1.29cm" svg:x="15.2cm" svg:y="19.3cm">
          <text:p text:style-name="P3">Id_</text:p>
          <text:p text:style-name="P3">pas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20" draw:id="id20" draw:layer="layout" svg:width="2.8cm" svg:height="1.8cm" svg:x="16.8cm" svg:y="16.4cm">
          <text:p text:style-name="P3">alam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8" draw:id="id18" draw:layer="layout" svg:width="3.2cm" svg:height="1.49cm" svg:x="11.4cm" svg:y="19.1cm">
          <text:p text:style-name="P3">tgl_dat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17" draw:id="id17" draw:layer="layout" svg:width="3cm" svg:height="1.7cm" svg:x="9cm" svg:y="17.2cm">
          <text:p text:style-name="P3">n_pas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15" draw:id="id15" draw:layer="layout" svg:width="2.4cm" svg:height="1.4cm" svg:x="8.2cm" svg:y="15.2cm">
          <text:p text:style-name="P3">kelu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1" draw:id="id11" draw:layer="layout" svg:width="4.1cm" svg:height="1.089cm" draw:transform="rotate (-0.633554518473941) translate (5.096cm 10.9cm)">
          <text:p text:style-name="P3">dokter</text:p>
          <draw:enhanced-geometry svg:viewBox="0 0 21600 21600" draw:type="rectangle" draw:enhanced-path="M 0 0 L 21600 0 21600 21600 0 21600 0 0 Z N"/>
        </draw:custom-shape>
        <draw:custom-shape draw:style-name="gr22" draw:text-style-name="P3" xml:id="id10" draw:id="id10" draw:layer="layout" svg:width="3cm" svg:height="1.4cm" svg:x="1cm" svg:y="12.8cm">
          <text:p text:style-name="P3">n_dok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12" draw:id="id12" draw:layer="layout" svg:width="3.2cm" svg:height="1.2cm" svg:x="1cm" svg:y="15.4cm">
          <text:p text:style-name="P3">id_dok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3" draw:id="id13" draw:layer="layout" svg:width="4.1cm" svg:height="1.2cm" svg:x="1cm" svg:y="18.9cm">
          <text:p text:style-name="P3">spesialisas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" draw:id="id14" draw:layer="layout" svg:width="2.5cm" svg:height="1.8cm" svg:x="5.5cm" svg:y="18cm">
          <text:p text:style-name="P3">alam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8" draw:layer="layout" draw:type="line" svg:x1="6.45cm" svg:y1="2.4cm" svg:x2="6.45cm" svg:y2="3.3cm" draw:start-shape="id1" draw:start-glue-point="8" draw:end-shape="id2" draw:end-glue-point="0" svg:d="M6450 2400v900" svg:viewBox="0 0 1 901">
          <text:p/>
        </draw:connector>
        <draw:connector draw:style-name="gr26" draw:text-style-name="P8" draw:layer="layout" draw:type="line" svg:x1="9.495cm" svg:y1="3.137cm" svg:x2="8.2cm" svg:y2="3.7cm" draw:start-shape="id3" draw:start-glue-point="7" draw:end-shape="id2" draw:end-glue-point="1" svg:d="M9495 3137l-1295 563" svg:viewBox="0 0 1296 564">
          <text:p/>
        </draw:connector>
        <draw:connector draw:style-name="gr26" draw:text-style-name="P8" draw:layer="layout" draw:type="line" svg:x1="3.62cm" svg:y1="2.81cm" svg:x2="4.7cm" svg:y2="3.7cm" draw:start-shape="id4" draw:start-glue-point="9" draw:end-shape="id2" draw:end-glue-point="3" svg:d="M3620 2810l1080 890" svg:viewBox="0 0 1081 891">
          <text:p/>
        </draw:connector>
        <draw:connector draw:style-name="gr26" draw:text-style-name="P8" draw:layer="layout" draw:type="line" svg:x1="2.7cm" svg:y1="4.4cm" svg:x2="4.7cm" svg:y2="3.7cm" draw:start-shape="id5" draw:start-glue-point="4" draw:end-shape="id2" draw:end-glue-point="3" svg:d="M2700 4400l2000-700" svg:viewBox="0 0 2001 701">
          <text:p/>
        </draw:connector>
        <draw:connector draw:style-name="gr26" draw:text-style-name="P8" draw:layer="layout" draw:type="line" svg:x1="17.99cm" svg:y1="2.739cm" svg:x2="20.15cm" svg:y2="3.7cm" draw:start-shape="id6" draw:start-glue-point="9" draw:end-shape="id7" draw:end-glue-point="0" svg:d="M17990 2739l2160 961" svg:viewBox="0 0 2161 962">
          <text:p/>
        </draw:connector>
        <draw:connector draw:style-name="gr26" draw:text-style-name="P8" draw:layer="layout" draw:type="line" svg:x1="20.35cm" svg:y1="2.1cm" svg:x2="20.15cm" svg:y2="3.7cm" draw:start-shape="id8" draw:start-glue-point="8" draw:end-shape="id7" draw:end-glue-point="0" svg:d="M20350 2100l-200 1600" svg:viewBox="0 0 201 1601">
          <text:p/>
        </draw:connector>
        <draw:connector draw:style-name="gr26" draw:text-style-name="P8" draw:layer="layout" draw:type="line" svg:x1="22.2cm" svg:y1="2.75cm" svg:x2="20.15cm" svg:y2="3.7cm" draw:start-shape="id9" draw:start-glue-point="6" draw:end-shape="id7" draw:end-glue-point="0" svg:d="M22200 2750l-2050 950" svg:viewBox="0 0 2051 951">
          <text:p/>
        </draw:connector>
        <draw:connector draw:style-name="gr26" draw:text-style-name="P8" draw:layer="layout" draw:type="line" svg:x1="4cm" svg:y1="13.5cm" svg:x2="6.103cm" svg:y2="12.991cm" draw:start-shape="id10" draw:start-glue-point="10" draw:end-shape="id11" svg:d="M4000 13500l2103-509" svg:viewBox="0 0 2104 510">
          <text:p/>
        </draw:connector>
        <draw:connector draw:style-name="gr26" draw:text-style-name="P8" draw:layer="layout" draw:type="line" svg:x1="3.732cm" svg:y1="15.575cm" svg:x2="6.103cm" svg:y2="12.991cm" draw:start-shape="id12" draw:start-glue-point="11" draw:end-shape="id11" draw:end-glue-point="2" svg:d="M3732 15575l2371-2584" svg:viewBox="0 0 2372 2585">
          <text:p/>
        </draw:connector>
        <draw:connector draw:style-name="gr26" draw:text-style-name="P8" draw:layer="layout" draw:type="line" svg:x1="4.5cm" svg:y1="19.075cm" svg:x2="6.103cm" svg:y2="12.991cm" draw:start-shape="id13" draw:start-glue-point="11" draw:end-shape="id11" draw:end-glue-point="2" svg:d="M4500 19075l1603-6084" svg:viewBox="0 0 1604 6085">
          <text:p/>
        </draw:connector>
        <draw:connector draw:style-name="gr26" draw:text-style-name="P8" draw:layer="layout" draw:type="line" svg:x1="6.75cm" svg:y1="18cm" svg:x2="6.103cm" svg:y2="12.991cm" draw:start-shape="id14" draw:start-glue-point="4" draw:end-shape="id11" draw:end-glue-point="2" svg:d="M6750 18000l-647-5009" svg:viewBox="0 0 648 5010">
          <text:p/>
        </draw:connector>
        <draw:connector draw:style-name="gr26" draw:text-style-name="P8" draw:layer="layout" draw:type="line" svg:x1="10.249cm" svg:y1="15.405cm" svg:x2="13.4cm" svg:y2="12.6cm" draw:start-shape="id15" draw:start-glue-point="11" draw:end-shape="id16" draw:end-glue-point="2" svg:d="M10249 15405l3151-2805" svg:viewBox="0 0 3152 2806">
          <text:p/>
        </draw:connector>
        <draw:connector draw:style-name="gr26" draw:text-style-name="P8" draw:layer="layout" draw:type="line" svg:x1="11.561cm" svg:y1="17.449cm" svg:x2="13.4cm" svg:y2="12.6cm" draw:start-shape="id17" draw:start-glue-point="11" draw:end-shape="id16" draw:end-glue-point="2" svg:d="M11561 17449l1839-4849" svg:viewBox="0 0 1840 4850">
          <text:p/>
        </draw:connector>
        <draw:connector draw:style-name="gr26" draw:text-style-name="P8" draw:layer="layout" draw:type="line" svg:x1="13cm" svg:y1="19.1cm" svg:x2="13.4cm" svg:y2="12.6cm" draw:start-shape="id18" draw:start-glue-point="4" draw:end-shape="id16" draw:end-glue-point="2" svg:d="M13000 19100l400-6500" svg:viewBox="0 0 401 6501">
          <text:p/>
        </draw:connector>
        <draw:connector draw:style-name="gr26" draw:text-style-name="P8" draw:layer="layout" draw:type="line" svg:x1="16.9cm" svg:y1="19.3cm" svg:x2="13.4cm" svg:y2="12.6cm" draw:start-shape="id19" draw:start-glue-point="4" draw:end-shape="id16" draw:end-glue-point="2" svg:d="M16900 19300l-3500-6700" svg:viewBox="0 0 3501 6701">
          <text:p/>
        </draw:connector>
        <draw:connector draw:style-name="gr26" draw:text-style-name="P8" draw:layer="layout" draw:type="line" svg:x1="18.2cm" svg:y1="16.4cm" svg:x2="13.4cm" svg:y2="12.6cm" draw:start-shape="id20" draw:start-glue-point="4" draw:end-shape="id16" draw:end-glue-point="2" svg:d="M18200 16400l-4800-3800" svg:viewBox="0 0 4801 3801">
          <text:p/>
        </draw:connector>
        <draw:connector draw:style-name="gr26" draw:text-style-name="P8" draw:layer="layout" draw:type="line" svg:x1="23.3cm" svg:y1="19cm" svg:x2="22.6cm" svg:y2="16.3cm" draw:start-shape="id21" draw:start-glue-point="4" draw:end-shape="id22" draw:end-glue-point="2" svg:d="M23300 19000l-700-2700" svg:viewBox="0 0 701 2701">
          <text:p/>
        </draw:connector>
        <draw:connector draw:style-name="gr26" draw:text-style-name="P8" draw:layer="layout" draw:type="line" svg:x1="25.1cm" svg:y1="10.1cm" svg:x2="21.3cm" svg:y2="9cm" draw:start-shape="id23" draw:start-glue-point="4" draw:end-shape="id24" draw:end-glue-point="1" svg:d="M25100 10100l-3800-1100" svg:viewBox="0 0 3801 1101">
          <text:p/>
        </draw:connector>
        <draw:connector draw:style-name="gr26" draw:text-style-name="P8" draw:layer="layout" draw:type="line" svg:x1="24.65cm" svg:y1="7.2cm" svg:x2="21.3cm" svg:y2="9cm" draw:start-shape="id25" draw:start-glue-point="8" draw:end-shape="id24" draw:end-glue-point="1" svg:d="M24650 7200l-3350 1800" svg:viewBox="0 0 3351 1801">
          <text:p/>
        </draw:connector>
        <draw:custom-shape draw:style-name="gr27" draw:text-style-name="P9" xml:id="id26" draw:id="id26" draw:layer="layout" svg:width="3.6cm" svg:height="1.9cm" svg:x="7.3cm" svg:y="9.4cm">
          <text:p text:style-name="P3">periks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9" xml:id="id27" draw:id="id27" draw:layer="layout" svg:width="4.9cm" svg:height="1.4cm" svg:x="12.1cm" svg:y="5.1cm">
          <text:p text:style-name="P3">menerim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9" xml:id="id28" draw:id="id28" draw:layer="layout" svg:width="4.3cm" svg:height="2.2cm" svg:x="12.7cm" svg:y="7.8cm">
          <text:p text:style-name="P3">pembayar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9" xml:id="id30" draw:id="id30" draw:layer="layout" svg:width="4.3cm" svg:height="1.4cm" svg:x="15.3cm" svg:y="10.6cm">
          <text:p text:style-name="P3">didala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9" xml:id="id29" draw:id="id29" draw:layer="layout" svg:width="2.7cm" svg:height="1.3cm" svg:x="16.8cm" svg:y="13.7cm">
          <text:p text:style-name="P3">masu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10" draw:layer="layout" draw:type="line" svg:x1="6.748cm" svg:y1="12.114cm" svg:x2="9.1cm" svg:y2="11.3cm" draw:start-shape="id11" draw:start-glue-point="0" draw:end-shape="id26" draw:end-glue-point="6" svg:d="M6748 12114l2352-814" svg:viewBox="0 0 2353 815">
          <text:p/>
        </draw:connector>
        <draw:connector draw:style-name="gr26" draw:text-style-name="P10" draw:layer="layout" draw:type="line" svg:x1="9.1cm" svg:y1="11.3cm" svg:x2="11.3cm" svg:y2="12.1cm" draw:start-shape="id26" draw:start-glue-point="6" draw:end-shape="id16" draw:end-glue-point="3" svg:d="M9100 11300l2200 800" svg:viewBox="0 0 2201 801">
          <text:p/>
        </draw:connector>
        <draw:connector draw:style-name="gr26" draw:text-style-name="P10" draw:layer="layout" draw:type="line" svg:x1="8.2cm" svg:y1="3.7cm" svg:x2="12.1cm" svg:y2="5.8cm" draw:start-shape="id2" draw:start-glue-point="1" draw:end-shape="id27" draw:end-glue-point="5" svg:d="M8200 3700l3900 2100" svg:viewBox="0 0 3901 2101">
          <text:p/>
        </draw:connector>
        <draw:connector draw:style-name="gr26" draw:text-style-name="P10" draw:layer="layout" draw:type="line" svg:x1="17cm" svg:y1="5.8cm" svg:x2="19.9cm" svg:y2="9cm" draw:start-shape="id27" draw:start-glue-point="7" draw:end-shape="id24" draw:end-glue-point="3" svg:d="M17000 5800l2900 3200" svg:viewBox="0 0 2901 3201">
          <text:p/>
        </draw:connector>
        <draw:connector draw:style-name="gr26" draw:text-style-name="P10" draw:layer="layout" draw:type="line" svg:x1="13.4cm" svg:y1="11.6cm" svg:x2="14.85cm" svg:y2="10cm" draw:start-shape="id16" draw:start-glue-point="0" draw:end-shape="id28" draw:end-glue-point="6" svg:d="M13400 11600l1450-1600" svg:viewBox="0 0 1451 1601">
          <text:p/>
        </draw:connector>
        <draw:connector draw:style-name="gr26" draw:text-style-name="P10" draw:layer="layout" draw:type="line" svg:x1="17cm" svg:y1="8.9cm" svg:x2="19.9cm" svg:y2="9cm" draw:start-shape="id28" draw:start-glue-point="7" draw:end-shape="id24" draw:end-glue-point="3" svg:d="M17000 8900l2900 100" svg:viewBox="0 0 2901 101">
          <text:p/>
        </draw:connector>
        <draw:connector draw:style-name="gr26" draw:text-style-name="P10" draw:layer="layout" draw:type="line" svg:x1="15.5cm" svg:y1="12.1cm" svg:x2="18.15cm" svg:y2="13.7cm" draw:start-shape="id16" draw:start-glue-point="1" draw:end-shape="id29" draw:end-glue-point="4" svg:d="M15500 12100l2650 1600" svg:viewBox="0 0 2651 1601">
          <text:p/>
        </draw:connector>
        <draw:connector draw:style-name="gr26" draw:text-style-name="P10" draw:layer="layout" draw:type="line" svg:x1="19.5cm" svg:y1="14.35cm" svg:x2="22.6cm" svg:y2="15.3cm" draw:start-shape="id29" draw:start-glue-point="7" draw:end-shape="id22" draw:end-glue-point="0" svg:d="M19500 14350l3100 950" svg:viewBox="0 0 3101 951">
          <text:p/>
        </draw:connector>
        <draw:connector draw:style-name="gr26" draw:text-style-name="P10" draw:layer="layout" draw:type="line" svg:x1="20.15cm" svg:y1="4.5cm" svg:x2="17.45cm" svg:y2="10.6cm" draw:start-shape="id7" draw:start-glue-point="2" draw:end-shape="id30" draw:end-glue-point="4" svg:d="M20150 4500l-2700 6100" svg:viewBox="0 0 2701 6101">
          <text:p/>
        </draw:connector>
        <draw:connector draw:style-name="gr26" draw:text-style-name="P10" draw:layer="layout" draw:type="line" svg:x1="17.45cm" svg:y1="12cm" svg:x2="22.6cm" svg:y2="15.3cm" draw:start-shape="id30" draw:start-glue-point="6" draw:end-shape="id22" draw:end-glue-point="0" svg:d="M17450 12000l5150 3300" svg:viewBox="0 0 5151 33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8T12:53:36.850000000</meta:creation-date>
    <dc:date>2020-03-28T14:50:48.323000000</dc:date>
    <meta:editing-duration>PT1M22S</meta:editing-duration>
    <meta:editing-cycles>1</meta:editing-cycles>
    <meta:document-statistic meta:object-count="59"/>
    <meta:generator>LibreOffice/6.4.2.2$Windows_X86_64 LibreOffice_project/4e471d8c02c9c90f512f7f9ead8875b57fcb1ec3</meta:generator>
  </office:meta>
</office:document-meta>
</file>